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dvP4C4E59" svg:font-family="AdvP4C4E59"/>
    <style:font-face style:name="AdvP4C4E74" svg:font-family="AdvP4C4E74"/>
    <style:font-face style:name="AdvP640E" svg:font-family="AdvP640E"/>
    <style:font-face style:name="AdvPS586B" svg:font-family="AdvPS586B"/>
    <style:font-face style:name="AdvPSA88A" svg:font-family="AdvPSA88A"/>
    <style:font-face style:name="AdvPSA88B" svg:font-family="AdvPSA88B"/>
    <style:font-face style:name="AdvPSA88C" svg:font-family="AdvPSA88C"/>
    <style:font-face style:name="AdvPSTIM10" svg:font-family="AdvPSTIM10"/>
    <style:font-face style:name="Times" svg:font-family="Times"/>
    <style:font-face style:name="sans-serif" svg:font-family="sans-serif"/>
    <style:font-face style:name="Lucida Sans1" svg:font-family="'Lucida Sans'" style:font-family-generic="swiss"/>
    <style:font-face style:name="Abadi MT Condensed Extra Bold" svg:font-family="'Abadi MT Condensed Extra Bold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2pt"/>
    </style:style>
    <style:style style:name="P2" style:family="paragraph" style:parent-style-name="Standard">
      <style:text-properties style:font-name="Times New Roman1" fo:font-size="12pt" style:font-size-asian="12pt" style:font-size-complex="12pt"/>
    </style:style>
    <style:style style:name="P3" style:family="paragraph" style:parent-style-name="Standard">
      <style:paragraph-properties fo:margin-left="0in" fo:margin-right="0in" style:line-height-at-least="0.2in" fo:text-indent="0in" style:auto-text-indent="false"/>
    </style:style>
    <style:style style:name="P4" style:family="paragraph" style:parent-style-name="Text_20_body">
      <style:text-properties style:font-name="Times New Roman1" fo:font-size="12pt"/>
    </style:style>
    <style:style style:name="P5" style:family="paragraph" style:parent-style-name="Text_20_body">
      <style:text-properties style:font-name="Times New Roman1" fo:font-size="12pt" style:font-size-asian="12pt" style:font-size-complex="12pt"/>
    </style:style>
    <style:style style:name="T1" style:family="text">
      <style:text-properties style:font-name="AdvPSA88A"/>
    </style:style>
    <style:style style:name="T2" style:family="text">
      <style:text-properties style:font-name="AdvPSA88A" fo:font-size="10pt"/>
    </style:style>
    <style:style style:name="T3" style:family="text">
      <style:text-properties fo:font-variant="normal" fo:text-transform="none" fo:color="#000000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000000" style:font-name="Times New Roman1" fo:font-size="12pt" fo:letter-spacing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font-name="Times New Roman1" fo:font-size="12pt" fo:letter-spacing="normal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#ffffff" style:font-size-asian="12pt" style:font-weight-asian="normal" style:font-size-complex="12pt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size-asian="12pt" style:font-size-complex="12pt"/>
    </style:style>
    <style:style style:name="T10" style:family="text">
      <style:text-properties style:font-name="Times"/>
    </style:style>
    <style:style style:name="T11" style:family="text">
      <style:text-properties style:font-name="Times" fo:font-size="11pt"/>
    </style:style>
    <style:style style:name="T12" style:family="text">
      <style:text-properties fo:font-size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xt-as-data analysis – two different goals: feature selection (which words are important to predict the variable of interest, in our case how satisfied PhD students at a given institution are when they leave their PhD) and feature evaluation (quantify our information about different features, example the extent to which acknowledgment sessions of university x contain more positive words than acknowledgment sessions of university y).</text:p>
      <text:p text:style-name="P2"/>
      <text:p text:style-name="P1"><text:span text:style-name="T9">Classification methods - try to identify how satisfied with his PhD experience the student is based on her/his PhD acknowledgment sessions and how much of this satisfaction can be explained by the university s/he did her/his PhD. - The primary problem of this approach, for our purposes, is that it gets the data generation process backwards and it doesn't correctly match the inferential problem.</text:span></text:p>
      <text:p text:style-name="P2"/>
      <text:p text:style-name="P5"><text:s/>Let w = 1, . . ., W index words. Let y denote the W-vector of word frequencies in the corpus, and yk the <text:s/>W-vector of word frequencies within any given topic k. We further partition the documents across universities. Let<text:span text:style-name="T8"> i </text:span>index a partition of the documents in the corpus. In some applications,<text:span text:style-name="T8"> i</text:span> may correspond to a single document; in other applications, it may corresponds to an aggregation. So, let yi k denote the W-vector of word frequencies from documents of class i in topic k. </text:p>
      <text:p text:style-name="P5"/>
      <text:p text:style-name="P5">Model-based approach – word of choice as a function of the university P(w|university). Strategy is to first model word usage in the full collection of documents and to then investigate how subgroup-specific word usage diverges from that in the full collection of documents. </text:p>
      <text:p text:style-name="P5"/>
      <text:p text:style-name="P5">Probabilistic LSI or aspect model =&gt; models each word in a document as a sample from a mixture model, where the mixture components are multinomial random variables that can be viewed as representations of “topics.” Thus each word is generated from a single topic, and different words in a document may be generated from different topics. Each document is represented as a list of mixing proportions for these mixture components and thereby reduced to a probability distribution on a fixed set of topics. This distribution is the “reduced description” associated with the document. </text:p>
      <text:p text:style-name="P5"/>
      <text:p text:style-name="P5">Bag of words assumption – the order of words in a document can be neglected. </text:p>
      <text:p text:style-name="P4"><text:span text:style-name="T11"/></text:p>
      <text:p text:style-name="P5"/>
      <text:p text:style-name="P5"/>
      <text:p text:style-name="Standard"/>
      <text:p text:style-name="P3"><text:span text:style-name="T3">In </text:span><text:a xlink:type="simple" xlink:href="http://en.wikipedia.org/wiki/Natural_language_processing"><text:span text:style-name="T7">natural language processing</text:span></text:a><text:span text:style-name="T3">, </text:span><text:span text:style-name="T4">latent Dirichlet allocation</text:span><text:span text:style-name="T6"> </text:span><text:span text:style-name="T4">(LDA)</text:span><text:span text:style-name="T3"> is a </text:span><text:a xlink:type="simple" xlink:href="http://en.wikipedia.org/wiki/Generative_model"><text:span text:style-name="T7">generative model</text:span></text:a><text:span text:style-name="T5"> </text:span><text:span text:style-name="T3">that allows sets of observations to be explained by </text:span><text:a xlink:type="simple" xlink:href="http://en.wikipedia.org/wiki/Latent_variable"><text:span text:style-name="T7">unobserved</text:span></text:a><text:span text:style-name="T5"> </text:span><text:span text:style-name="T3">groups that explain why some parts of the data are similar. For example, if observations are words collected into documents, it posits that each document is a mixture of a small number of topics and that each word's creation is attributable to one of the document's topics. LDA is an example of a </text:span><text:a xlink:type="simple" xlink:href="http://en.wikipedia.org/wiki/Topic_model"><text:span text:style-name="T7">topic model</text:span></text:a><text:span text:style-name="T5"> </text:span><text:span text:style-name="T3">and was first presented as a </text:span><text:a xlink:type="simple" xlink:href="http://en.wikipedia.org/wiki/Graphical_models"><text:span text:style-name="T7">graphical model</text:span></text:a><text:span text:style-name="T5"> </text:span><text:span text:style-name="T3">for topic discovery by </text:span><text:a xlink:type="simple" xlink:href="http://en.wikipedia.org/wiki/David_Blei"><text:span text:style-name="T7">David Blei</text:span></text:a><text:span text:style-name="T3">, </text:span><text:a xlink:type="simple" xlink:href="http://en.wikipedia.org/wiki/Andrew_Ng"><text:span text:style-name="T7">Andrew Ng</text:span></text:a><text:span text:style-name="T3">, and </text:span><text:a xlink:type="simple" xlink:href="http://en.wikipedia.org/wiki/Michael_I._Jordan"><text:span text:style-name="T7">Michael Jordan</text:span></text:a><text:span text:style-name="T5"> </text:span><text:span text:style-name="T3">in 2003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dvP4C4E59" svg:font-family="AdvP4C4E59"/>
    <style:font-face style:name="AdvP4C4E74" svg:font-family="AdvP4C4E74"/>
    <style:font-face style:name="AdvP640E" svg:font-family="AdvP640E"/>
    <style:font-face style:name="AdvPS586B" svg:font-family="AdvPS586B"/>
    <style:font-face style:name="AdvPSA88A" svg:font-family="AdvPSA88A"/>
    <style:font-face style:name="AdvPSA88B" svg:font-family="AdvPSA88B"/>
    <style:font-face style:name="AdvPSA88C" svg:font-family="AdvPSA88C"/>
    <style:font-face style:name="AdvPSTIM10" svg:font-family="AdvPSTIM10"/>
    <style:font-face style:name="Times" svg:font-family="Times"/>
    <style:font-face style:name="sans-serif" svg:font-family="sans-serif"/>
    <style:font-face style:name="Lucida Sans1" svg:font-family="'Lucida Sans'" style:font-family-generic="swiss"/>
    <style:font-face style:name="Abadi MT Condensed Extra Bold" svg:font-family="'Abadi MT Condensed Extra Bold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cia Bravo Hermsdorff</meta:initial-creator>
    <meta:creation-date>2014-05-11T10:23:15</meta:creation-date>
    <meta:generator>OpenOffice/4.0.0$Unix OpenOffice.org_project/400m3$Build-9702</meta:generator>
    <dc:date>2014-05-11T13:57:45</dc:date>
    <dc:creator>Gecia Bravo Hermsdorff</dc:creator>
    <meta:editing-duration>PT3H34M30S</meta:editing-duration>
    <meta:editing-cycles>4</meta:editing-cycles>
    <meta:document-statistic meta:table-count="0" meta:image-count="0" meta:object-count="0" meta:page-count="1" meta:paragraph-count="7" meta:word-count="465" meta:character-count="2832"/>
  </office:meta>
</office:document-meta>
</file>